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8316" officeooo:paragraph-rsid="000f8316"/>
    </style:style>
    <style:style style:name="P2" style:family="paragraph" style:parent-style-name="Standard">
      <style:text-properties officeooo:rsid="00102a13" officeooo:paragraph-rsid="00102a13"/>
    </style:style>
    <style:style style:name="P3" style:family="paragraph" style:parent-style-name="Standard">
      <style:text-properties officeooo:rsid="0011040e" officeooo:paragraph-rsid="0011040e"/>
    </style:style>
    <style:style style:name="P4" style:family="paragraph" style:parent-style-name="Standard">
      <style:text-properties officeooo:rsid="0012f69a" officeooo:paragraph-rsid="0012f69a"/>
    </style:style>
    <style:style style:name="P5" style:family="paragraph" style:parent-style-name="Standard">
      <style:text-properties officeooo:rsid="00135098" officeooo:paragraph-rsid="0012f69a"/>
    </style:style>
    <style:style style:name="P6" style:family="paragraph" style:parent-style-name="Standard">
      <style:text-properties officeooo:rsid="00135098" officeooo:paragraph-rsid="00135098"/>
    </style:style>
    <style:style style:name="P7" style:family="paragraph" style:parent-style-name="Standard">
      <style:text-properties officeooo:rsid="00135098" officeooo:paragraph-rsid="001ee9b1"/>
    </style:style>
    <style:style style:name="P8" style:family="paragraph" style:parent-style-name="Standard">
      <style:text-properties officeooo:rsid="00135bfb" officeooo:paragraph-rsid="00135bfb"/>
    </style:style>
    <style:style style:name="P9" style:family="paragraph" style:parent-style-name="Standard">
      <style:text-properties officeooo:rsid="0014874e" officeooo:paragraph-rsid="0014874e"/>
    </style:style>
    <style:style style:name="P10" style:family="paragraph" style:parent-style-name="Standard">
      <style:text-properties officeooo:rsid="0014d840" officeooo:paragraph-rsid="0014d840"/>
    </style:style>
    <style:style style:name="P11" style:family="paragraph" style:parent-style-name="Standard">
      <style:text-properties officeooo:rsid="0016c0c9" officeooo:paragraph-rsid="0016c0c9"/>
    </style:style>
    <style:style style:name="P12" style:family="paragraph" style:parent-style-name="Standard">
      <style:text-properties officeooo:rsid="00177a7d" officeooo:paragraph-rsid="00177a7d"/>
    </style:style>
    <style:style style:name="P13" style:family="paragraph" style:parent-style-name="Standard">
      <style:text-properties officeooo:rsid="0018a981" officeooo:paragraph-rsid="0018a981"/>
    </style:style>
    <style:style style:name="P14" style:family="paragraph" style:parent-style-name="Standard">
      <style:text-properties officeooo:rsid="001dad8f" officeooo:paragraph-rsid="001dad8f"/>
    </style:style>
    <style:style style:name="P15" style:family="paragraph" style:parent-style-name="Standard">
      <style:text-properties officeooo:rsid="001b7408" officeooo:paragraph-rsid="001ee9b1"/>
    </style:style>
    <style:style style:name="P16" style:family="paragraph" style:parent-style-name="Standard">
      <style:text-properties officeooo:rsid="001b7408" officeooo:paragraph-rsid="0020b54b"/>
    </style:style>
    <style:style style:name="P17" style:family="paragraph" style:parent-style-name="Standard">
      <style:text-properties officeooo:rsid="001ee9b1" officeooo:paragraph-rsid="001ee9b1"/>
    </style:style>
    <style:style style:name="P18" style:family="paragraph" style:parent-style-name="Standard">
      <style:text-properties officeooo:rsid="0020b54b" officeooo:paragraph-rsid="0020b54b"/>
    </style:style>
    <style:style style:name="P19" style:family="paragraph" style:parent-style-name="Standard">
      <style:text-properties officeooo:rsid="0022b811" officeooo:paragraph-rsid="0022b811"/>
    </style:style>
    <style:style style:name="P20" style:family="paragraph" style:parent-style-name="Standard">
      <style:text-properties officeooo:rsid="0024cd34" officeooo:paragraph-rsid="0024cd34"/>
    </style:style>
    <style:style style:name="P21" style:family="paragraph" style:parent-style-name="Standard">
      <style:text-properties officeooo:rsid="002628ca" officeooo:paragraph-rsid="002628ca"/>
    </style:style>
    <style:style style:name="P22" style:family="paragraph" style:parent-style-name="Standard">
      <style:text-properties officeooo:rsid="002744ee" officeooo:paragraph-rsid="002744ee"/>
    </style:style>
    <style:style style:name="P23" style:family="paragraph" style:parent-style-name="Standard">
      <style:text-properties officeooo:rsid="0028c72a" officeooo:paragraph-rsid="0028c72a"/>
    </style:style>
    <style:style style:name="P24" style:family="paragraph" style:parent-style-name="Standard">
      <style:text-properties officeooo:rsid="0028f73c" officeooo:paragraph-rsid="0028f73c"/>
    </style:style>
    <style:style style:name="P25" style:family="paragraph" style:parent-style-name="Standard">
      <style:text-properties officeooo:rsid="00291935" officeooo:paragraph-rsid="00291935"/>
    </style:style>
    <style:style style:name="P26" style:family="paragraph" style:parent-style-name="Standard">
      <style:text-properties officeooo:rsid="002b0745" officeooo:paragraph-rsid="002b0745"/>
    </style:style>
    <style:style style:name="P27" style:family="paragraph" style:parent-style-name="Standard">
      <style:text-properties officeooo:rsid="002b0745" officeooo:paragraph-rsid="002cb182"/>
    </style:style>
    <style:style style:name="P28" style:family="paragraph" style:parent-style-name="Standard">
      <style:text-properties officeooo:rsid="002cb182" officeooo:paragraph-rsid="002cb182"/>
    </style:style>
    <style:style style:name="P29" style:family="paragraph" style:parent-style-name="Standard">
      <style:paragraph-properties fo:break-before="page"/>
      <style:text-properties officeooo:rsid="00102a13" officeooo:paragraph-rsid="00102a13"/>
    </style:style>
    <style:style style:name="P30" style:family="paragraph" style:parent-style-name="Standard">
      <style:paragraph-properties fo:break-before="page"/>
      <style:text-properties officeooo:rsid="0012f69a" officeooo:paragraph-rsid="0012f69a"/>
    </style:style>
    <style:style style:name="P31" style:family="paragraph" style:parent-style-name="Standard">
      <style:paragraph-properties fo:break-before="page"/>
      <style:text-properties officeooo:rsid="002744ee" officeooo:paragraph-rsid="002744ee"/>
    </style:style>
    <style:style style:name="P32" style:family="paragraph" style:parent-style-name="Standard">
      <style:paragraph-properties fo:break-before="page"/>
      <style:text-properties officeooo:rsid="002b0745" officeooo:paragraph-rsid="002b0745"/>
    </style:style>
    <style:style style:name="P33" style:family="paragraph" style:parent-style-name="Standard">
      <style:text-properties officeooo:rsid="002b0745" officeooo:paragraph-rsid="002cb182"/>
    </style:style>
    <style:style style:name="P34" style:family="paragraph" style:parent-style-name="Standard">
      <style:text-properties officeooo:rsid="002e2aac" officeooo:paragraph-rsid="002e2aac"/>
    </style:style>
    <style:style style:name="P35" style:family="paragraph" style:parent-style-name="Standard">
      <style:paragraph-properties fo:break-before="page"/>
      <style:text-properties officeooo:rsid="002e2aac" officeooo:paragraph-rsid="002e2aac"/>
    </style:style>
    <style:style style:name="T1" style:family="text">
      <style:text-properties officeooo:rsid="00102a13"/>
    </style:style>
    <style:style style:name="T2" style:family="text">
      <style:text-properties officeooo:rsid="00135bfb"/>
    </style:style>
    <style:style style:name="T3" style:family="text">
      <style:text-properties officeooo:rsid="0013f74d"/>
    </style:style>
    <style:style style:name="T4" style:family="text">
      <style:text-properties officeooo:rsid="0014d840"/>
    </style:style>
    <style:style style:name="T5" style:family="text">
      <style:text-properties officeooo:rsid="0018197f"/>
    </style:style>
    <style:style style:name="T6" style:family="text">
      <style:text-properties officeooo:rsid="0020b54b"/>
    </style:style>
    <style:style style:name="T7" style:family="text">
      <style:text-properties officeooo:rsid="0022b811"/>
    </style:style>
    <style:style style:name="T8" style:family="text">
      <style:text-properties officeooo:rsid="002628ca"/>
    </style:style>
    <style:style style:name="T9" style:family="text">
      <style:text-properties officeooo:rsid="002744ee"/>
    </style:style>
    <style:style style:name="T10" style:family="text">
      <style:text-properties officeooo:rsid="002919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ción y endurecimiento de servidor de correos para el CSIRT-CIC</text:p>
      <text:p text:style-name="P1"/>
      <text:p text:style-name="P1">Para la implementación del servidor de correos del CSIRT se optó por utilizar CentOS debido a la infraestructura en la cual va a estar alojado el servidor</text:p>
      <text:p text:style-name="P1"/>
      <text:p text:style-name="P1">Se creó una máquina virtual KVM-QEMU sobre un sistema operativo base CentOS con 300GB de espacio</text:p>
      <text:p text:style-name="P1"/>
      <text:p text:style-name="P2">INSTALACIÓN CENTOS</text:p>
      <text:p text:style-name="P1"/>
      <text:p text:style-name="P4">Una guía utilizada durante estos pasos es (se requieren agregar particiones dependiendo del tipo de servidor y la CIS benchmark): https://techencyclopedia.wordpress.com/2017/06/07/how-to-install-centos-7-by-manually-creating-lvm-linux-partitions/amp/</text:p>
      <text:p text:style-name="P1"/>
      <text:p text:style-name="P1">Para la instalación se siguió el siguiente procedimiento:</text:p>
      <text:p text:style-name="P1"/>
      <text:p text:style-name="P1">1.- configurar la hora a la ciudad de Mexico (Date and time)</text:p>
      <text:p text:style-name="P1"/>
      <text:p text:style-name="P1">2.- configurar el teclado a spanish (latinamerican)</text:p>
      <text:p text:style-name="P1"/>
      <text:p text:style-name="P1">3.- installation source - local media</text:p>
      <text:p text:style-name="P1"/>
      <text:p text:style-name="P1">4.- software selection - minimal install</text:p>
      <text:p text:style-name="P1"/>
      <text:p text:style-name="P1">5.- Installar el destino con sus particiones (con excepción de boot todas las particiones están sobre una LVM nueva creada centos00)</text:p>
      <text:p text:style-name="P1"/>
      <text:p text:style-name="P1">***particiones necesarias (HDD de 300gb)</text:p>
      <text:p text:style-name="P1"/>
      <text:p text:style-name="P1">/boot<text:tab/><text:tab/>250mb <text:tab/><text:tab/>ext4/xfs</text:p>
      <text:p text:style-name="P1">/<text:tab/><text:tab/>5gb<text:tab/><text:tab/><text:tab/>ext4</text:p>
      <text:p text:style-name="P1">swap<text:tab/><text:tab/>8.5gb <text:tab/><text:tab/><text:tab/>swap</text:p>
      <text:p text:style-name="P1">/tmp<text:tab/><text:tab/>2gb<text:tab/><text:tab/><text:tab/>ext4</text:p>
      <text:p text:style-name="P1">/var<text:tab/><text:tab/>10gb<text:tab/><text:tab/><text:tab/>ext4</text:p>
      <text:p text:style-name="P1">/var/tmp<text:tab/>2gb<text:tab/><text:tab/><text:tab/>ext4</text:p>
      <text:p text:style-name="P1">/var/log<text:tab/>10gb<text:tab/><text:tab/><text:tab/>ext4</text:p>
      <text:p text:style-name="P1">/var/log/audit<text:tab/>10gb<text:tab/><text:tab/><text:tab/>ext4</text:p>
      <text:p text:style-name="P1">/home<text:tab/><text:tab/>5gb<text:tab/><text:tab/><text:tab/>ext4</text:p>
      <text:p text:style-name="P1">/<text:span text:style-name="T1">var/vmail<text:tab/>restante(269gb)<text:tab/>ext4</text:span></text:p>
      <text:p text:style-name="P1"/>
      <text:p text:style-name="P1">6.-configurar la red <text:span text:style-name="T1">(inicialmente se usó una ip de la MZ del CSIRT)</text:span></text:p>
      <text:p text:style-name="P1"/>
      <text:p text:style-name="P1">7.- iniciar instalación</text:p>
      <text:p text:style-name="P1"/>
      <text:p text:style-name="P1">8.- hacer una contraseña para root</text:p>
      <text:p text:style-name="P1"/>
      <text:p text:style-name="P1">9.- hacer una contraseña para un usuario normal (stUser)</text:p>
      <text:p text:style-name="P1"/>
      <text:p text:style-name="P2"/>
      <text:p text:style-name="P29">INSTALACIÓN IREDMAIL</text:p>
      <text:p text:style-name="P2"/>
      <text:p text:style-name="P3">La documentación oficial se puede encontrar en: docs.iredmail.org/install.iredmail.on.rhel.html</text:p>
      <text:p text:style-name="P3"/>
      <text:p text:style-name="P3">verificar el hostname:</text:p>
      <text:p text:style-name="P3"/>
      <text:p text:style-name="P3"># hostname -f</text:p>
      <text:p text:style-name="P3"/>
      <text:p text:style-name="P3">se modifica el hostname por csirt.cic.ipn.mx en el archivo /etc/hostname</text:p>
      <text:p text:style-name="P3"/>
      <text:p text:style-name="P3">después se modifica el archivo /etc/hosts con:</text:p>
      <text:p text:style-name="P3"/>
      <text:p text:style-name="P3">127.0.0.1 csirt.cic.ipn.mx localhost localhost.localdomain</text:p>
      <text:p text:style-name="P3"/>
      <text:p text:style-name="P3">//volvemos a verificar el costname para tener el cambio</text:p>
      <text:p text:style-name="P3"/>
      <text:p text:style-name="P3">#hostname -f</text:p>
      <text:p text:style-name="P3"/>
      <text:p text:style-name="P3">!!!!!!!!!!!!!!!!!!!!!</text:p>
      <text:p text:style-name="P3">es importante deshabilitar o cambiar a permissive el SELinux ya que no permite el funcionamiento de iRedMail</text:p>
      <text:p text:style-name="P3"/>
      <text:p text:style-name="P3">No permitir software de tercero para evitar coliciones y hacer un yum update</text:p>
      <text:p text:style-name="P3"/>
      <text:p text:style-name="P3">Descargar el tar con iRedMail:</text:p>
      <text:p text:style-name="P3">//en caso de ser requerido descargar wget y bzip2</text:p>
      <text:p text:style-name="P3"/>
      <text:p text:style-name="P3">#cd /root/</text:p>
      <text:p text:style-name="P3">#wget https://bitbucket.org/zhb/iredmail/downloads/iRedMail-0.9.8.tar.bz2 //esto es con la última versión hasta la fecha</text:p>
      <text:p text:style-name="P3"/>
      <text:p text:style-name="P3">descomprimir el archivo descargado:</text:p>
      <text:p text:style-name="P3"/>
      <text:p text:style-name="P3">#tar -jxf iRedMail-0.9.8.tar.bz2</text:p>
      <text:p text:style-name="P3"/>
      <text:p text:style-name="P3">ejecutar el instalador</text:p>
      <text:p text:style-name="P3"/>
      <text:p text:style-name="P3">#cd /root/iRedMail-0.9.8/</text:p>
      <text:p text:style-name="P3">#bash iRedMail.sh</text:p>
      <text:p text:style-name="P3"/>
      <text:p text:style-name="P3">Empezamos con la configuración de iRedMail</text:p>
      <text:p text:style-name="P3"/>
      <text:p text:style-name="P3">primero guardamos todos los correos sobre /var/vmail</text:p>
      <text:p text:style-name="P3"/>
      <text:p text:style-name="P3">Escogemos Ngix como servidor web</text:p>
      <text:p text:style-name="P3"/>
      <text:p text:style-name="P3">Escogemos OpenLDAP </text:p>
      <text:p text:style-name="P3"/>
      <text:p text:style-name="P3">en el caso del sufijo lo llenamos como:</text:p>
      <text:p text:style-name="P3"><text:soft-page-break/></text:p>
      <text:p text:style-name="P3">#dc=csirt,dc=cic,dc=ipn,dc=mx</text:p>
      <text:p text:style-name="P3"/>
      <text:p text:style-name="P3">en el caso de nuestro primer nombre de dominio se escogió:</text:p>
      <text:p text:style-name="P3"/>
      <text:p text:style-name="P3">master.csirt.cic.ipn.mx</text:p>
      <text:p text:style-name="P3"/>
      <text:p text:style-name="P3">Se crea una contraseña segura de al menos 14 caracteres </text:p>
      <text:p text:style-name="P3"/>
      <text:p text:style-name="P3">Agregamos SOGo como opción para el servidor</text:p>
      <text:p text:style-name="P3"/>
      <text:p text:style-name="P4">Finalmente dejamos que termine la instalación y verificamos si se puede acceder a traves del portal web</text:p>
      <text:p text:style-name="P4"/>
      <text:p text:style-name="P4"/>
      <text:p text:style-name="P30">HARDENING CENTOS</text:p>
      <text:p text:style-name="P5"/>
      <text:p text:style-name="P6">para el hardening se siguió la “guía” adaptandose a un CentOS recién instalado CIS_CentOS_Linux_7_Benchmark_v2.2.0.pdf que puede descargarse desde la página oficial de la CIS.</text:p>
      <text:p text:style-name="P5"/>
      <text:p text:style-name="P5"/>
      <text:p text:style-name="P6">Pasos 1.1.1.1-1.1.1.8</text:p>
      <text:p text:style-name="P6">*bloquear modulos</text:p>
      <text:p text:style-name="P6"/>
      <text:p text:style-name="P6">crear un archivo en /etc/modprobe.d/CIS.conf</text:p>
      <text:p text:style-name="P6">agregar al archivo:</text:p>
      <text:p text:style-name="P6">/*</text:p>
      <text:p text:style-name="P6">install cramfs <text:tab/><text:tab/>/bin/true</text:p>
      <text:p text:style-name="P6">install freevxfs<text:tab/>/bin/true</text:p>
      <text:p text:style-name="P6">install jffs2<text:tab/><text:tab/>/bin/true</text:p>
      <text:p text:style-name="P6">install hfs<text:tab/><text:tab/>/bin/true</text:p>
      <text:p text:style-name="P6">install hfsplus <text:tab/><text:tab/>/bin/true</text:p>
      <text:p text:style-name="P6">install squashfs <text:tab/>/bin/true</text:p>
      <text:p text:style-name="P6">install udf<text:tab/><text:tab/>/bin/true</text:p>
      <text:p text:style-name="P6">install vfat<text:tab/><text:tab/>/bin/true</text:p>
      <text:p text:style-name="P6">*/</text:p>
      <text:p text:style-name="P6"/>
      <text:p text:style-name="P6">Pasos 1.1.2-1.1.22</text:p>
      <text:p text:style-name="P6"/>
      <text:p text:style-name="P6">No dejar derechos de ejecución en ninguna partición que no lo requiera</text:p>
      <text:p text:style-name="P6"/>
      <text:p text:style-name="P6">El arhivo de /etc/fstab modificar:</text:p>
      <text:p text:style-name="P6"/>
      <text:p text:style-name="P6">/*</text:p>
      <text:p text:style-name="P6">en todos los ext4 excepto / y /boot</text:p>
      <text:p text:style-name="P6">tener defaults,noexec,nodev,nosuid</text:p>
      <text:p text:style-name="P6">*/</text:p>
      <text:p text:style-name="P6"/>
      <text:p text:style-name="P6">Todos los distopisitvos de escritura cuentan con el sticky bit</text:p>
      <text:p text:style-name="P6"/>
      <text:p text:style-name="P6">Debido a que es una maquina virtual no se cuenta con autofs se desactivo el demonio para montar nuevos dispositivos físicos</text:p>
      <text:p text:style-name="P6"/>
      <text:p text:style-name="P8">Pasos 1.2-1.2.3</text:p>
      <text:p text:style-name="P6"/>
      <text:p text:style-name="P6">Se verificó la lista de repositorios y el espejo (mirror), al que se accede es el del IPN</text:p>
      <text:p text:style-name="P6"/>
      <text:p text:style-name="P6">Se verificaron las llaves de los repositorios y se encontraron correctas para centOS 7.4</text:p>
      <text:p text:style-name="P6"/>
      <text:p text:style-name="P8">Pasos 1.3 -1.3.2</text:p>
      <text:p text:style-name="P6"/>
      <text:p text:style-name="P8">Recomiendo leer <text:a xlink:type="simple" xlink:href="https://linoxide.com/monitoring-2/install-aide-centos-7/" text:style-name="Internet_20_link" text:visited-style-name="Visited_20_Internet_20_Link">https://linoxide.com/monitoring-2/install-aide-centos-7/</text:a></text:p>
      <text:p text:style-name="P8"/>
      <text:p text:style-name="P6"/>
      <text:p text:style-name="P6"><text:soft-page-break/>Se instaló aide y configuró su entrada incicial aide --init y el archivo se movió como expresado en la documentación oficial de aide</text:p>
      <text:p text:style-name="P6"/>
      <text:p text:style-name="P6">Se instala aide</text:p>
      <text:p text:style-name="P6">#yum install aide</text:p>
      <text:p text:style-name="P6"/>
      <text:p text:style-name="P6">se configura aide con:</text:p>
      <text:p text:style-name="P6"/>
      <text:p text:style-name="P6">#aide -v </text:p>
      <text:p text:style-name="P6">#aide --init</text:p>
      <text:p text:style-name="P6">#mv /var/lib/ aide/aide.db.new.gz /var/lib/aide/aide.db.gz</text:p>
      <text:p text:style-name="P6"/>
      <text:p text:style-name="P6">#aide --check </text:p>
      <text:p text:style-name="P6"/>
      <text:p text:style-name="P6">Se crea un binario en la misma carpeta /var/lib/aide para hacer una prueba. Posteriormente se vuelve a hacer un aide --check y debe mostrar el cambio ejecutado.</text:p>
      <text:p text:style-name="P6"/>
      <text:p text:style-name="P6">En caso de haber un problema, corregirlo.</text:p>
      <text:p text:style-name="P6"/>
      <text:p text:style-name="P6">Posteriormente se borra el binario</text:p>
      <text:p text:style-name="P6"/>
      <text:p text:style-name="P6">Se hace un update</text:p>
      <text:p text:style-name="P6"/>
      <text:p text:style-name="P6">#aide --update</text:p>
      <text:p text:style-name="P6"/>
      <text:p text:style-name="P6"><text:span text:style-name="T2">D</text:span>onde tambien debe aparecer el cambio y la eliminación del binario.</text:p>
      <text:p text:style-name="P6"/>
      <text:p text:style-name="P6">!!!!!!!!!!!!!!!!!!!!!!!!!!!!!!!!!!!!!!!!!!!</text:p>
      <text:p text:style-name="P6">Se deb<text:span text:style-name="T2">e</text:span>n guardar las bases de datos de aide con diferentes nombres y verificar la consistencia de todas (sacar el sha 256)</text:p>
      <text:p text:style-name="P6"/>
      <text:p text:style-name="P6"/>
      <text:p text:style-name="P6">Configurar crontab para ejecución diaria de aide (automatizado)</text:p>
      <text:p text:style-name="P6"/>
      <text:p text:style-name="P6">#crontab -u root -e</text:p>
      <text:p text:style-name="P6">/*</text:p>
      <text:p text:style-name="P6">0 5 * * <text:span text:style-name="T3">0</text:span> /usr/sbin/aide –check <text:span text:style-name="T3">#esto es para que se corra a las 5am todos los domingos</text:span></text:p>
      <text:p text:style-name="P6">*/</text:p>
      <text:p text:style-name="P6">!!!!!!!!!!!!!!!!!!!!!!!!!!!!!!!!!!!!!!!!!!!!!!!!!!!!!!!!!!!!!!</text:p>
      <text:p text:style-name="P6">Alternativamente se hizo un script para automitizar el crontab</text:p>
      <text:p text:style-name="P6"/>
      <text:p text:style-name="P6">!!!!!!!!!!!!!!!!##########!!!!!!!!!!##########!!!!!!!!!!!!!!!!</text:p>
      <text:p text:style-name="P6">Hacer politica de aide y logwatch</text:p>
      <text:p text:style-name="P6"/>
      <text:p text:style-name="P6"/>
      <text:p text:style-name="P6">Se bloqueó escritura y ejecución en aide.conf y aide</text:p>
      <text:p text:style-name="P6"/>
      <text:p text:style-name="P6">chmod -wx /etc/aide.conf</text:p>
      <text:p text:style-name="P6">chmod og-rwx /usr/sbin/aide</text:p>
      <text:p text:style-name="P6"><text:soft-page-break/></text:p>
      <text:p text:style-name="P9">Pasos 1.4.1-1.4.3</text:p>
      <text:p text:style-name="P9"/>
      <text:p text:style-name="P6">//no es parte de la cis pero implicito</text:p>
      <text:p text:style-name="P6">Para la protección del grub2 seguir los siguientes pasos:</text:p>
      <text:p text:style-name="P6">1.- remover -unrestricted de la clase principal en /etc/grub.d/10_linux</text:p>
      <text:p text:style-name="P6"/>
      <text:p text:style-name="P6">#sed -i "/^CLASS=/s/ --unrestricted/ /" /etc/grub.d/10_linux</text:p>
      <text:p text:style-name="P6"/>
      <text:p text:style-name="P6">2.- configurar un usuario sobre el grub</text:p>
      <text:p text:style-name="P6"/>
      <text:p text:style-name="P6">#grub2-setpassword</text:p>
      <text:p text:style-name="P6"/>
      <text:p text:style-name="P6">3.-recrear la configuración de grub con grub2</text:p>
      <text:p text:style-name="P6"/>
      <text:p text:style-name="P6">#grub2-mkconfig -o /boot/grub2/user.cfg </text:p>
      <text:p text:style-name="P6"/>
      <text:p text:style-name="P6">4.-reiniciar y verificar que sí funcione</text:p>
      <text:p text:style-name="P6"/>
      <text:p text:style-name="P6">shutdown -r now</text:p>
      <text:p text:style-name="P6"/>
      <text:p text:style-name="P6">5.- Se cambia el usuario dueño (a root) y los permisos (se quitan todos los permisos a Others y Groups) a grub.cfg y user.cfg</text:p>
      <text:p text:style-name="P6"/>
      <text:p text:style-name="P6">#chown root:root /boot/grub2/grub.cfg</text:p>
      <text:p text:style-name="P6">#chmod <text:s/>og-rwx /boot/grub2/grub.cfg</text:p>
      <text:p text:style-name="P6">#chown root:root /boot/grub2/user.cfg</text:p>
      <text:p text:style-name="P6">#chmod <text:s/>og-rwx /boot/grub2/user.cfg</text:p>
      <text:p text:style-name="P6"/>
      <text:p text:style-name="P6">Asegurar que existe una autenticación para modo de usuario único </text:p>
      <text:p text:style-name="P6"/>
      <text:p text:style-name="P6"># grep /sbin/sulogin /usr/lib/systemd/system/rescue.service</text:p>
      <text:p text:style-name="P6"># grep /sbin/sulogin /usr/lib/systemd/system/emergency.service</text:p>
      <text:p text:style-name="P6"/>
      <text:p text:style-name="P9">Pasos 1.5-<text:span text:style-name="T4">1.5.4</text:span></text:p>
      <text:p text:style-name="P6"/>
      <text:p text:style-name="P6">procesos extras de hardening:</text:p>
      <text:p text:style-name="P6"/>
      <text:p text:style-name="P6">Agregar la siguiente linea a <text:s/>/etc/security/limits.d/*</text:p>
      <text:p text:style-name="P6"/>
      <text:p text:style-name="P6">archivo:</text:p>
      <text:p text:style-name="P6"><text:s/></text:p>
      <text:p text:style-name="P6">* hard core 0</text:p>
      <text:p text:style-name="P6"/>
      <text:p text:style-name="P6">Colocar el siguiente parametro en /etc/sysctl.d/*</text:p>
      <text:p text:style-name="P6"/>
      <text:p text:style-name="P6">archivo:</text:p>
      <text:p text:style-name="P6"/>
      <text:p text:style-name="P6">fs.suid_dumpable = 0</text:p>
      <text:p text:style-name="P6"><text:soft-page-break/></text:p>
      <text:p text:style-name="P6">Ejecuta el siguiente comando para colocar el parametro activo del kernel</text:p>
      <text:p text:style-name="P6"/>
      <text:p text:style-name="P6"># sysctl -w fs.suid_dumpable=0</text:p>
      <text:p text:style-name="P6"/>
      <text:p text:style-name="P10">Pasos 1.6-1.6.2</text:p>
      <text:p text:style-name="P6"/>
      <text:p text:style-name="P6">!!!!!!!!!!!!!!!!!!!!!!!!!!!!!!!!!!!!!!!!!!!!</text:p>
      <text:p text:style-name="P6">/////por motivos del uso de iredmail SELinux debe ser deshabilitado</text:p>
      <text:p text:style-name="P6">!!!!!!!!!!!!!!!!!!!!!!!!!!!!!!!!!!!!!!!!!!!!</text:p>
      <text:p text:style-name="P6">para la configuración de SELinux verificar que /etc/selinux/config contenga:</text:p>
      <text:p text:style-name="P6"/>
      <text:p text:style-name="P6">SELinux status: enabled</text:p>
      <text:p text:style-name="P6">Current mode: enforcing</text:p>
      <text:p text:style-name="P6">Mode fron config file: enforcing</text:p>
      <text:p text:style-name="P6">Loaded policy name: targeted</text:p>
      <text:p text:style-name="P6"/>
      <text:p text:style-name="P6"/>
      <text:p text:style-name="P6">Verificar que ninguna de las siguientes están instaladas:</text:p>
      <text:p text:style-name="P6"/>
      <text:p text:style-name="P6">prelink</text:p>
      <text:p text:style-name="P6">setroubleshoot</text:p>
      <text:p text:style-name="P6">mcstrans</text:p>
      <text:p text:style-name="P6"/>
      <text:p text:style-name="P6">Verificar que los siguientes programas estén instalados:</text:p>
      <text:p text:style-name="P6"/>
      <text:p text:style-name="P6">libselinux</text:p>
      <text:p text:style-name="P6"/>
      <text:p text:style-name="P10">Pasos 1.7.1-1.7.1.6</text:p>
      <text:p text:style-name="P6"/>
      <text:p text:style-name="P6">!!!!!!!!!!!!!!!!##########!!!!!!!!!!##########!!!!!!!!!!!!!!!!</text:p>
      <text:p text:style-name="P6">Hacer politica de banners</text:p>
      <text:p text:style-name="P6"/>
      <text:p text:style-name="P6">Para los warning banners de las siguientes ligas verificar los estatuto legales para hacer un login </text:p>
      <text:p text:style-name="P6">/etc/issue</text:p>
      <text:p text:style-name="P6">/etc/issue.net</text:p>
      <text:p text:style-name="P6"/>
      <text:p text:style-name="P6">!!!!!!!!!!!!!!!!!!!!!!!!!!!!!!!!!!!!!!!!!!!!!!!!!!!!!!!!!!!!!!!!!</text:p>
      <text:p text:style-name="P6"/>
      <text:p text:style-name="P11">1.7.2 no está implementado ya que no se tendrá una interfaz gráfica</text:p>
      <text:p text:style-name="P6"/>
      <text:p text:style-name="P6">para verificar updates de seguridad: #yum check-update --security</text:p>
      <text:p text:style-name="P6"/>
      <text:p text:style-name="P6"/>
      <text:p text:style-name="P12">Pasos 2.1-2.1.7</text:p>
      <text:p text:style-name="P6">Asegurarse de que los siguientes servicios no están activados</text:p>
      <text:p text:style-name="P6"/>
      <text:p text:style-name="P6">chargen-dgram</text:p>
      <text:p text:style-name="P6">chargen-stream</text:p>
      <text:p text:style-name="P6"><text:soft-page-break/>daytime-dgram</text:p>
      <text:p text:style-name="P6">daytime-stream</text:p>
      <text:p text:style-name="P6">discard-dgram</text:p>
      <text:p text:style-name="P6">discard-stream</text:p>
      <text:p text:style-name="P6">echo-dgram</text:p>
      <text:p text:style-name="P6">echo-stream</text:p>
      <text:p text:style-name="P6">time-dgram</text:p>
      <text:p text:style-name="P6">time-stream</text:p>
      <text:p text:style-name="P6">tftp</text:p>
      <text:p text:style-name="P6">xinetd</text:p>
      <text:p text:style-name="P6"/>
      <text:p text:style-name="P12">Pasos 2.2.1.1-2.2.2</text:p>
      <text:p text:style-name="P6"/>
      <text:p text:style-name="P12">Preguntar si hay un servidor NTP o chrony en el CIC para sincronizar todos los equipos</text:p>
      <text:p text:style-name="P6"/>
      <text:p text:style-name="P6">verificar que la sincronización de tiempo esté en uso</text:p>
      <text:p text:style-name="P6"/>
      <text:p text:style-name="P6">en caso de no tener acceso web</text:p>
      <text:p text:style-name="P6"/>
      <text:p text:style-name="P6">Asegurarse de no tener interfaz gráfica</text:p>
      <text:p text:style-name="P6"/>
      <text:p text:style-name="P12">Pasos 2.2.3-2.2.21</text:p>
      <text:p text:style-name="P6"/>
      <text:p text:style-name="P6">Asegurarse que los siguientes servidores no están habilitados</text:p>
      <text:p text:style-name="P6"/>
      <text:p text:style-name="P6">avahi</text:p>
      <text:p text:style-name="P6">cups</text:p>
      <text:p text:style-name="P6">dhcp</text:p>
      <text:p text:style-name="P6">ldap</text:p>
      <text:p text:style-name="P6">nfs</text:p>
      <text:p text:style-name="P6">rpc</text:p>
      <text:p text:style-name="P6">named</text:p>
      <text:p text:style-name="P6">vsftpd</text:p>
      <text:p text:style-name="P6">httpd</text:p>
      <text:p text:style-name="P6">dovecot (IMAP POP3)</text:p>
      <text:p text:style-name="P6">smb</text:p>
      <text:p text:style-name="P6">squid</text:p>
      <text:p text:style-name="P6">snmp</text:p>
      <text:p text:style-name="P6">ypserv</text:p>
      <text:p text:style-name="P6">rsh.socket</text:p>
      <text:p text:style-name="P6">rlogin.socket</text:p>
      <text:p text:style-name="P6">rexec.socket</text:p>
      <text:p text:style-name="P6">telnet</text:p>
      <text:p text:style-name="P6">tftp</text:p>
      <text:p text:style-name="P6">rsyncd</text:p>
      <text:p text:style-name="P6">ntalk</text:p>
      <text:p text:style-name="P6"/>
      <text:p text:style-name="P12"><text:span text:style-name="T5">Pasos </text:span>2.3<text:span text:style-name="T5">-2.3.5</text:span></text:p>
      <text:p text:style-name="P6"/>
      <text:p text:style-name="P6"><text:soft-page-break/>//se requiere intalar net-tools para verificar algunos comandos</text:p>
      <text:p text:style-name="P6"/>
      <text:p text:style-name="P6">Asegurese de que los siguientes clientes de servicios no esten instalados</text:p>
      <text:p text:style-name="P6"/>
      <text:p text:style-name="P6">ypbind</text:p>
      <text:p text:style-name="P6">rsh</text:p>
      <text:p text:style-name="P6">talk</text:p>
      <text:p text:style-name="P6">telnet</text:p>
      <text:p text:style-name="P6">openldap-clients <text:span text:style-name="T5">(este si debe estar instalado por iredmail)</text:span></text:p>
      <text:p text:style-name="P6"/>
      <text:p text:style-name="P13">Pasos 3.1.1-3.3.3</text:p>
      <text:p text:style-name="P6"/>
      <text:p text:style-name="P6">Deshabilitar todo ipv6 agregando en el archivo /etc/sysctl.d/99-sysctl.conf</text:p>
      <text:p text:style-name="P6"/>
      <text:p text:style-name="P6">net.ipv6.conf.all.disable_ipv6=1</text:p>
      <text:p text:style-name="P6">net.ipv6.conf.default.disable_ipv6=1</text:p>
      <text:p text:style-name="P6"/>
      <text:p text:style-name="P13">Posteriormente en el mismo archivo incluir las siguientes reglas:</text:p>
      <text:p text:style-name="P6"/>
      <text:p text:style-name="P6">net.ipv4.ip_forward = 0</text:p>
      <text:p text:style-name="P6"/>
      <text:p text:style-name="P6">net.ipv4.conf.all.send_redirects = 0</text:p>
      <text:p text:style-name="P6">net.ipv4.conf.default.send_redirects = 0</text:p>
      <text:p text:style-name="P6"/>
      <text:p text:style-name="P6">net.ipv4.conf.all.accept_source_route = 0</text:p>
      <text:p text:style-name="P6">net.ipv4.conf.default.accept_source_route = 0</text:p>
      <text:p text:style-name="P6"/>
      <text:p text:style-name="P6">net.ipv4.conf.all.accept_redirects = 0</text:p>
      <text:p text:style-name="P6">net.ipv4.conf.default.accept_redirects = 0</text:p>
      <text:p text:style-name="P6"/>
      <text:p text:style-name="P6">net.ipv4.conf.all.secure_redirects = 0</text:p>
      <text:p text:style-name="P6">net.ipv4.conf.default.secure_redirects = 0</text:p>
      <text:p text:style-name="P6"/>
      <text:p text:style-name="P6">net.ipv4.conf.all.log_martians = 1</text:p>
      <text:p text:style-name="P6">net.ipv4.conf.default.log_martians = 1</text:p>
      <text:p text:style-name="P6"/>
      <text:p text:style-name="P6">net.ipv4.icmp_echo_ignore_broadcasts = 1</text:p>
      <text:p text:style-name="P6"/>
      <text:p text:style-name="P6">net.ipv4.icmp_ignore_bogus_error_responses = 1</text:p>
      <text:p text:style-name="P6"/>
      <text:p text:style-name="P6">net.ipv4.conf.all.rp_filter = 1</text:p>
      <text:p text:style-name="P6">net.ipv4.conf.default.rp_filter = 1</text:p>
      <text:p text:style-name="P6"/>
      <text:p text:style-name="P6">net.ipv4.tcp_syncookies = 1</text:p>
      <text:p text:style-name="P6"/>
      <text:p text:style-name="P6"># sysctl -w net.ipv4.ip_forward=0</text:p>
      <text:p text:style-name="P6"># sysctl -w net.ipv4.route.flush=1</text:p>
      <text:p text:style-name="P6"/>
      <text:p text:style-name="P6"># sysctl -w net.ipv4.conf.all.secure_redirects=0</text:p>
      <text:p text:style-name="P6"><text:soft-page-break/># sysctl -w net.ipv4.conf.default.secure_redirects=0</text:p>
      <text:p text:style-name="P6"># sysctl -w net.ipv4.route.flush=1</text:p>
      <text:p text:style-name="P6"/>
      <text:p text:style-name="P6"># sysctl -w net.ipv4.conf.all.accept_source_route=0</text:p>
      <text:p text:style-name="P6"># sysctl -w net.ipv4.conf.default.accept_source_route=0</text:p>
      <text:p text:style-name="P6"># sysctl -w net.ipv4.route.flush=1</text:p>
      <text:p text:style-name="P6"/>
      <text:p text:style-name="P6"># sysctl -w net.ipv4.conf.all.accept_redirects=0</text:p>
      <text:p text:style-name="P6"># sysctl -w net.ipv4.conf.default.accept_redirects=0</text:p>
      <text:p text:style-name="P6"># sysctl -w net.ipv4.route.flush=1</text:p>
      <text:p text:style-name="P6"/>
      <text:p text:style-name="P6"># sysctl -w net.ipv4.conf.all.log_martians=1</text:p>
      <text:p text:style-name="P6"># sysctl -w net.ipv4.conf.default.log_martians=1</text:p>
      <text:p text:style-name="P6"># sysctl -w net.ipv4.route.flush=1</text:p>
      <text:p text:style-name="P6"/>
      <text:p text:style-name="P6"># sysctl -w net.ipv4.icmp_echo_ignore_broadcasts=1</text:p>
      <text:p text:style-name="P6"># sysctl -w net.ipv4.route.flush=1</text:p>
      <text:p text:style-name="P6"/>
      <text:p text:style-name="P6"># sysctl -w net.ipv4.icmp_ignore_bogus_error_responses=1</text:p>
      <text:p text:style-name="P6"># sysctl -w net.ipv4.route.flush=1</text:p>
      <text:p text:style-name="P6"/>
      <text:p text:style-name="P6"># sysctl -w net.ipv4.conf.all.rp_filter=1</text:p>
      <text:p text:style-name="P6"># sysctl -w net.ipv4.conf.default.rp_filter=1</text:p>
      <text:p text:style-name="P6"># sysctl -w net.ipv4.route.flush=1</text:p>
      <text:p text:style-name="P6"/>
      <text:p text:style-name="P6"># sysctl -w net.ipv4.tcp_syncookies=1</text:p>
      <text:p text:style-name="P6"># sysctl -w net.ipv4.route.flush=1</text:p>
      <text:p text:style-name="P6"/>
      <text:p text:style-name="P13">Paso 3.4.1</text:p>
      <text:p text:style-name="P6"/>
      <text:p text:style-name="P6">Asegurarse que tcp_wrappers está instalado</text:p>
      <text:p text:style-name="P6"/>
      <text:p text:style-name="P6">Audit:</text:p>
      <text:p text:style-name="P6">Ejecutar los siguientes comandos y <text:s/>verificar que tcp_wrappers está installado:</text:p>
      <text:p text:style-name="P6"/>
      <text:p text:style-name="P6"># rpm -q tcp_wrappers</text:p>
      <text:p text:style-name="P6">tcp_wrappers-&lt;version&gt;</text:p>
      <text:p text:style-name="P6"/>
      <text:p text:style-name="P6">Ejecuta los siguientes comandos y verifica que libwrap.so está instalado</text:p>
      <text:p text:style-name="P6"/>
      <text:p text:style-name="P6"># rpm -q tcp_wrappers-libs</text:p>
      <text:p text:style-name="P6">tcp_wrappers-libs&lt;version&gt;</text:p>
      <text:p text:style-name="P6"/>
      <text:p text:style-name="P6">remedio:</text:p>
      <text:p text:style-name="P6"/>
      <text:p text:style-name="P6">ejecuta el siguiente comando para instalar tcp_wrappers:</text:p>
      <text:p text:style-name="P6"/>
      <text:p text:style-name="P6"># yum install tcp_wrappers</text:p>
      <text:p text:style-name="P6"/>
      <text:p text:style-name="P14"><text:soft-page-break/>Pasos 3.4.2-3.4.5</text:p>
      <text:p text:style-name="P6"/>
      <text:p text:style-name="P14">Para hosts.deny se quedó con ALL: ALL</text:p>
      <text:p text:style-name="P14">para hosts.allow se agregó la directiva ALL: 148.204.</text:p>
      <text:p text:style-name="P6"/>
      <text:p text:style-name="P14">Pasos 3.5.1-3.5.4</text:p>
      <text:p text:style-name="P6"/>
      <text:p text:style-name="P6">sobre el archivo de /etc/modprobe.d/CIS.conf agregar las siguientes lineas</text:p>
      <text:p text:style-name="P6"/>
      <text:p text:style-name="P6">install dccp /bin/true</text:p>
      <text:p text:style-name="P6">install sctp /bin/true</text:p>
      <text:p text:style-name="P6">install rds /bin/true</text:p>
      <text:p text:style-name="P6">install tipc /bin/true</text:p>
      <text:p text:style-name="P6"/>
      <text:p text:style-name="P14">Paso 3.6</text:p>
      <text:p text:style-name="P6"/>
      <text:p text:style-name="P6">instalar iptables y configurar el firewall</text:p>
      <text:p text:style-name="P6"/>
      <text:p text:style-name="P17">Dejamos una politica general de drop sólo abriendo los puertos 80, 443, 25, 587, 143 <text:span text:style-name="T7">y</text:span> 993; <text:span text:style-name="T7">además</text:span> configurando loopback para todo dentro de la propia máquina</text:p>
      <text:p text:style-name="P17"/>
      <text:p text:style-name="P17"><text:span text:style-name="T6">L</text:span>os puertos 80 y 443 son para <text:span text:style-name="T6">la interfaz web</text:span></text:p>
      <text:p text:style-name="P17"/>
      <text:p text:style-name="P18">Los puertos 25 y 587 son SNMP para mandar y recibir mensajes</text:p>
      <text:p text:style-name="P18"/>
      <text:p text:style-name="P19">Los puertos 143 y 993 son IMAP y sólo estarán abiertos en la red local del CSIRT</text:p>
      <text:p text:style-name="P6"/>
      <text:p text:style-name="P15">/root/firewall.sh</text:p>
      <text:p text:style-name="P15">#!/bin/bash</text:p>
      <text:p text:style-name="P15"># Flush IPtables rules</text:p>
      <text:p text:style-name="P15">iptables -F</text:p>
      <text:p text:style-name="P15">iptables -X</text:p>
      <text:p text:style-name="P15"/>
      <text:p text:style-name="P15"># Ensure default deny firewall policy</text:p>
      <text:p text:style-name="P15">iptables -P INPUT DROP</text:p>
      <text:p text:style-name="P15">iptables -P OUTPUT DROP</text:p>
      <text:p text:style-name="P15">iptables -P FORWARD DROP</text:p>
      <text:p text:style-name="P15"/>
      <text:p text:style-name="P15"># Ensure loopback traffic is configured</text:p>
      <text:p text:style-name="P15">iptables -A INPUT -i lo -j ACCEPT</text:p>
      <text:p text:style-name="P15">iptables -A OUTPUT -o lo -j ACCEPT</text:p>
      <text:p text:style-name="P15">iptables -A INPUT -s 127.0.0.0/8 -j DROP</text:p>
      <text:p text:style-name="P15"/>
      <text:p text:style-name="P15"># Ensure connections to mail server are open</text:p>
      <text:p text:style-name="P15">iptables -A INPUT -p tcp –dport 80 -m conntrack –cstate <text:span text:style-name="T6">-s 148.204..66.93</text:span> NEW,ESTABLISHED -j ACCEPT</text:p>
      <text:p text:style-name="P16">iptables -A OUTPUT -p tcp –dport 80 -m conntrack –cstate <text:span text:style-name="T6">-s 148.204..66.93</text:span> NEW,ESTABLISHED -j ACCEPT</text:p>
      <text:p text:style-name="P15"/>
      <text:p text:style-name="P16"><text:soft-page-break/>iptables -A INPUT -p tcp –dport 443 -m conntrack –cstate <text:span text:style-name="T6">-s 148.204..66.93</text:span> NEW,ESTABLISHED -j ACCEPT</text:p>
      <text:p text:style-name="P16">iptables -A OUTPUT -p tcp –dport 443 -m conntrack –cstate <text:span text:style-name="T6">-s 148.204..66.93</text:span> NEW,ESTABLISHED -j ACCEPT</text:p>
      <text:p text:style-name="P15"/>
      <text:p text:style-name="P16">iptables -A INPUT -p tcp –dport 25 -m conntrack –cstate NEW,ESTABLISHED -j ACCEPT</text:p>
      <text:p text:style-name="P16">iptables -A OUTPUT -p tcp –dport 25 -m conntrack –cstate NEW,ESTABLISHED -j ACCEPT</text:p>
      <text:p text:style-name="P15"/>
      <text:p text:style-name="P16">iptables -A INPUT -p tcp –dport 587 -m conntrack –cstate NEW,ESTABLISHED -j ACCEPT</text:p>
      <text:p text:style-name="P16">iptables -A OUTPUT -p tcp –dport 587 -m conntrack –cstate NEW,ESTABLISHED -j ACCEPT</text:p>
      <text:p text:style-name="P15"/>
      <text:p text:style-name="P16">iptables -A INPUT -p tcp –dport 143 -m conntrack –cstate <text:span text:style-name="T6">-s 148.204..66.93</text:span> NEW,ESTABLISHED -j ACCEPT</text:p>
      <text:p text:style-name="P16">iptables -A OUTPUT -p tcp –dport 143 -m conntrack –cstate <text:span text:style-name="T6">-s 148.204..66.93</text:span> NEW,ESTABLISHED -j ACCEPT</text:p>
      <text:p text:style-name="P7"/>
      <text:p text:style-name="P16">iptables -A INPUT -p tcp –dport 993 -m conntrack –cstate <text:span text:style-name="T6">-s 148.204..66.93</text:span> NEW,ESTABLISHED -j ACCEPT</text:p>
      <text:p text:style-name="P16">iptables -A OUTPUT -p tcp –dport 993 -m conntrack –cstate <text:span text:style-name="T6">-s 148.204..66.93</text:span> NEW,ESTABLISHED -j ACCEPT</text:p>
      <text:p text:style-name="P15"/>
      <text:p text:style-name="P19">Paso 3.7</text:p>
      <text:p text:style-name="P19"/>
      <text:p text:style-name="P19">En este paso debe verificarse que sólo existan las interfaces de loopback y otra para conexión a la red, cualquier otra debe ser eliminada</text:p>
      <text:p text:style-name="P19"/>
      <text:p text:style-name="P19">Pasos 4.1.1-4.1.18</text:p>
      <text:p text:style-name="P6"/>
      <text:p text:style-name="P6">para la configuración de auditd.conf verificar:</text:p>
      <text:p text:style-name="P6">space_left_action = email</text:p>
      <text:p text:style-name="P6">action_mail_acct = root</text:p>
      <text:p text:style-name="P6">admin_space_left_action = halt</text:p>
      <text:p text:style-name="P6"/>
      <text:p text:style-name="P6">!!!!!!!!!!!!!!!!!!!!!!!!!!!!!!!!!!!!!!!!!!!</text:p>
      <text:p text:style-name="P6">la rotación de logs se dejó como ello, no e<text:span text:style-name="T7">n</text:span> halt, página 203</text:p>
      <text:p text:style-name="P6"/>
      <text:p text:style-name="P6">el archivo de /etc/audit/rules.d/audit.rules debe contener:</text:p>
      <text:p text:style-name="P6"/>
      <text:p text:style-name="P6">/*</text:p>
      <text:p text:style-name="P6">-a always,exit -F arch=b64 -S adjtimex -S settimeofday -k time-change</text:p>
      <text:p text:style-name="P6">-a always,exit -F arch=b32 -S adjtimex -S settimeofday -S stime -k time-change</text:p>
      <text:p text:style-name="P6">-a always,exit -F arch=b64 -S clock_settime -k time-change</text:p>
      <text:p text:style-name="P6">-a always,exit -F arch=b32 -S clock_settime -k time-change</text:p>
      <text:p text:style-name="P6">-w /etc/localtime -p wa -k time-change</text:p>
      <text:p text:style-name="P6"/>
      <text:p text:style-name="P6">-w /etc/group -p wa -k identity</text:p>
      <text:p text:style-name="P6">-w /etc/passwd -p wa -k identity</text:p>
      <text:p text:style-name="P6">-w /etc/gshadow -p wa -k identity</text:p>
      <text:p text:style-name="P6">-w /etc/shadow -p wa -k identity</text:p>
      <text:p text:style-name="P6"><text:soft-page-break/>-w /etc/security/opasswd -p wa -k identity</text:p>
      <text:p text:style-name="P6"/>
      <text:p text:style-name="P6">-a always,exit -F arch=b64 -S sethostname -S setdomainname -k system-locale</text:p>
      <text:p text:style-name="P6">-a always,exit -F arch=b32 -S sethostname -S setdomainname -k system-locale</text:p>
      <text:p text:style-name="P6">-w /etc/issue -p wa -k system-locale</text:p>
      <text:p text:style-name="P6">-w /etc/issue.net -p wa -k system-locale</text:p>
      <text:p text:style-name="P6">-w /etc/hosts -p wa -k system-locale</text:p>
      <text:p text:style-name="P6">-w /etc/sysconfig/network -p wa -k system-locale</text:p>
      <text:p text:style-name="P6">-w /etc/sysconfig/network-scripts/ -p wa -k system-locale</text:p>
      <text:p text:style-name="P6"/>
      <text:p text:style-name="P6">-w /etc/selinux/ -p wa -k MAC-policy</text:p>
      <text:p text:style-name="P6">-w /usr/share/selinux/ -p wa -k MAC-policy</text:p>
      <text:p text:style-name="P6"/>
      <text:p text:style-name="P6">-w /var/log/lastlog -p wa -k logins</text:p>
      <text:p text:style-name="P6">-w /var/run/faillock/ -p wa -k logins</text:p>
      <text:p text:style-name="P6"/>
      <text:p text:style-name="P6">-w /var/run/utmp -p wa -k session</text:p>
      <text:p text:style-name="P6">-w /var/log/wtmp -p wa -k logins</text:p>
      <text:p text:style-name="P6">-w /var/log/btmp -p wa -k logins</text:p>
      <text:p text:style-name="P6"/>
      <text:p text:style-name="P6">-a always,exit -F arch=b64 -S chmod -S fchmod -S fchmodat -F auid&gt;=1000 -F auid!=4294967295 -k perm_mod</text:p>
      <text:p text:style-name="P6">-a always,exit -F arch=b32 -S chmod -S fchmod -S fchmodat -F auid&gt;=1000 -F auid!=4294967295 -k perm_mod</text:p>
      <text:p text:style-name="P6">-a always,exit -F arch=b64 -S chown -S fchown -S fchownat -S lchown -F auid&gt;=1000 -F auid!=4294967295 -k perm_mod</text:p>
      <text:p text:style-name="P6">-a always,exit -F arch=b32 -S chown -S fchown -S fchownat -S lchown -F auid&gt;=1000 -F auid!=4294967295 -k perm_mod</text:p>
      <text:p text:style-name="P6">-a always,exit -F arch=b64 -S setxattr -S lsetxattr -S fsetxattr -S removexattr -S lremovexattr -S fremovexattr -F auid&gt;=1000 -F auid!=4294967295 -k perm_mod</text:p>
      <text:p text:style-name="P6">-a always,exit -F arch=b32 -S setxattr -S lsetxattr -S fsetxattr -S removexattr -S lremovexattr -S fremovexattr -F auid&gt;=1000 -F auid!=4294967295 -k perm_mod</text:p>
      <text:p text:style-name="P6"/>
      <text:p text:style-name="P6">-a always,exit -F arch=b64 -S creat -S open -S openat -S truncate -S ftruncate -F exit=-EACCES -F auid&gt;=1000 -F auid!=4294967295 -k access</text:p>
      <text:p text:style-name="P6">-a always,exit -F arch=b32 -S creat -S open -S openat -S truncate -S ftruncate -F exit=-EACCES -F auid&gt;=1000 -F auid!=4294967295 -k access</text:p>
      <text:p text:style-name="P6">-a always,exit -F arch=b64 -S creat -S open -S openat -S truncate -S ftruncate -F exit=-EPERM -F auid&gt;=1000 -F auid!=4294967295 -k access</text:p>
      <text:p text:style-name="P6">-a always,exit -F arch=b32 -S creat -S open -S openat -S truncate -S ftruncate -F exit=-EPERM -F auid&gt;=1000 -F auid!=4294967295 -k access</text:p>
      <text:p text:style-name="P6"/>
      <text:p text:style-name="P6">*/</text:p>
      <text:p text:style-name="P6"/>
      <text:p text:style-name="P6">Ejecutar el comando de la CIS para verificar las ejecuciones en el servidor</text:p>
      <text:p text:style-name="P6"/>
      <text:p text:style-name="P6">agregar al archivo: /etc/audit/rules.d/audit.rules</text:p>
      <text:p text:style-name="P6"/>
      <text:p text:style-name="P6">/*</text:p>
      <text:p text:style-name="P6"><text:soft-page-break/>-a always,exit -F arch=b64 -S mount -F auid&gt;=1000 -F auid!=4294967295 -k mounts</text:p>
      <text:p text:style-name="P6">-a always,exit -F arch=b32 -S mount -F auid&gt;=1000 -F auid!=4294967295 -k mounts</text:p>
      <text:p text:style-name="P6"/>
      <text:p text:style-name="P6">-a always,exit -F arch=b64 -S unlink -S unlinkat -S rename -S renameat -F auid&gt;=1000 -F auid!=4294967295 -k delete</text:p>
      <text:p text:style-name="P6">-a always,exit -F arch=b64 -S unlink -S unlinkat -S rename -S renameat -F auid&gt;=1000 -F auid!=4294967295 -k delete</text:p>
      <text:p text:style-name="P6"/>
      <text:p text:style-name="P6">-w /etc/sudoers -p wa -k scope</text:p>
      <text:p text:style-name="P6">-w /etc/sudoers.d/ -p wa -k scope</text:p>
      <text:p text:style-name="P6"/>
      <text:p text:style-name="P6">-w /var/log/sudo.log -p wa -k actions</text:p>
      <text:p text:style-name="P6"/>
      <text:p text:style-name="P6">-w /sbin/insmod -p x -k modules</text:p>
      <text:p text:style-name="P6">-w /sbin/rmmod -p x -k modules</text:p>
      <text:p text:style-name="P6">-w /sbin/modprobe -p x -k modules</text:p>
      <text:p text:style-name="P6">-a always,exit -F arch=b64 -S init_module -S delete_module -k modules</text:p>
      <text:p text:style-name="P6"/>
      <text:p text:style-name="P6">-e 2</text:p>
      <text:p text:style-name="P6"/>
      <text:p text:style-name="P6">*/</text:p>
      <text:p text:style-name="P6"/>
      <text:p text:style-name="P20">Pasos 4.2.1-4.2.<text:span text:style-name="T8">1.</text:span>3</text:p>
      <text:p text:style-name="P20"/>
      <text:p text:style-name="P20">Se siguieron los pasos y se verificó lo necesario.</text:p>
      <text:p text:style-name="P20"/>
      <text:p text:style-name="P20">Paso 4.2.<text:span text:style-name="T8">1.</text:span>4</text:p>
      <text:p text:style-name="P20"/>
      <text:p text:style-name="P20">Actualmente éste paso no está ejecutado debido a que no contamos con un servidor remoto de logs.</text:p>
      <text:p text:style-name="P20"/>
      <text:p text:style-name="P20">Pasos 4.2.<text:span text:style-name="T8">2-4.2.3</text:span></text:p>
      <text:p text:style-name="P20"/>
      <text:p text:style-name="P21">Estos pasos no fueron necesarios ya que contamos con rsyslog en vez de syslog-ng</text:p>
      <text:p text:style-name="P6"/>
      <text:p text:style-name="P21">Paso 4.2.4</text:p>
      <text:p text:style-name="P21"/>
      <text:p text:style-name="P21">Se verificaron los logs de todos los servicios activos (http, https, imap y smtp)</text:p>
      <text:p text:style-name="P21"/>
      <text:p text:style-name="P21">Paso 4.3</text:p>
      <text:p text:style-name="P6"/>
      <text:p text:style-name="P22">se modificó la configuración de logrotate para que se mantengan los logs durante 6 meses (24 semanas)</text:p>
      <text:p text:style-name="P6"/>
      <text:p text:style-name="P22">Pasos 5.1-5.1.8</text:p>
      <text:p text:style-name="P22"/>
      <text:p text:style-name="P22">Se siguieron todos los pasos para dejar los archivos de configuración de cron con los permisos adecuados</text:p>
      <text:p text:style-name="P6"/>
      <text:p text:style-name="P22"/>
      <text:p text:style-name="P31">Pasos 5.2-5.2.15</text:p>
      <text:p text:style-name="P6"/>
      <text:p text:style-name="P6">No se cuenta con ssh</text:p>
      <text:p text:style-name="P6"/>
      <text:p text:style-name="P6">configurar /etc/security/pwquality.conf de acuerdo con las politicas de la empresa respecto a las contraseñas (hacer bien las politicas de contraseñas)</text:p>
      <text:p text:style-name="P6"/>
      <text:p text:style-name="P6"/>
      <text:p text:style-name="P6"/>
      <text:p text:style-name="P6">falta todo el 5.3<text:span text:style-name="T9">-5.6</text:span></text:p>
      <text:p text:style-name="P6"/>
      <text:p text:style-name="P6">Hacer politicas para contraseñas, incluyendo que tan seguido se cambian <text:span text:style-name="T9">para poder efetuar estos puntos.</text:span></text:p>
      <text:p text:style-name="P4"/>
      <text:p text:style-name="P23">Paso 6.1.1</text:p>
      <text:p text:style-name="P23"/>
      <text:p text:style-name="P23">Se realizó la auditoría y se guardó en el archivo resultadoPaso6.txt</text:p>
      <text:p text:style-name="P23"/>
      <text:p text:style-name="P23">Pasos 6.1.2-6.1.9</text:p>
      <text:p text:style-name="P23"/>
      <text:p text:style-name="P23">Se verificó el correcto estado de permisos para los archivos de la sección</text:p>
      <text:p text:style-name="P23"/>
      <text:p text:style-name="P24">Pasos 6.1.10<text:span text:style-name="T10">-6.1.14</text:span></text:p>
      <text:p text:style-name="P24"/>
      <text:p text:style-name="P25">Se creó un script para poder visualizar si hay algo que no encaje donde debería.</text:p>
      <text:p text:style-name="P25"/>
      <text:p text:style-name="P25">/root/filesCheck.sh</text:p>
      <text:p text:style-name="P25"/>
      <text:p text:style-name="P25">Pasos 6.2.1-6.2.5</text:p>
      <text:p text:style-name="P25"/>
      <text:p text:style-name="P25">Se siguieron los pasos y se eliminaron otros usuarios que no son necesarios</text:p>
      <text:p text:style-name="P25"/>
      <text:p text:style-name="P25">Paso 6.2.6</text:p>
      <text:p text:style-name="P25"/>
      <text:p text:style-name="P26">Se creó un archivo conteniendo el programa a ejecutar /root/ensurePathIntegrity.sh</text:p>
      <text:p text:style-name="P26"/>
      <text:p text:style-name="P26">Paso 6.2.7</text:p>
      <text:p text:style-name="P26"/>
      <text:p text:style-name="P28">se creó el archivo paso627.sh para verificar este paso</text:p>
      <text:p text:style-name="P26"/>
      <text:p text:style-name="P26">Paso 6.2.8</text:p>
      <text:p text:style-name="P26"/>
      <text:p text:style-name="P28">se creó el archivo paso628.sh para verificar este paso</text:p>
      <text:p text:style-name="P26"/>
      <text:p text:style-name="P26">Paso 6.2.9</text:p>
      <text:p text:style-name="P28"/>
      <text:p text:style-name="P28">se creó el archivo paso629.sh para verificar este paso</text:p>
      <text:p text:style-name="P26"/>
      <text:p text:style-name="P26"/>
      <text:p text:style-name="P32">Paso 6.2.10</text:p>
      <text:p text:style-name="P28"/>
      <text:p text:style-name="P28">se creó el archivo paso6210.sh para verificar este paso</text:p>
      <text:p text:style-name="P26"/>
      <text:p text:style-name="P26">Paso 6.2.11</text:p>
      <text:p text:style-name="P27"/>
      <text:p text:style-name="P28">se creó el archivo paso6211.sh para verificar este paso</text:p>
      <text:p text:style-name="P27"/>
      <text:p text:style-name="P26">Paso 6.2.12</text:p>
      <text:p text:style-name="P27"/>
      <text:p text:style-name="P28">se creó el archivo paso6212.sh para verificar este paso</text:p>
      <text:p text:style-name="P27"/>
      <text:p text:style-name="P26">Paso 6.2.13</text:p>
      <text:p text:style-name="P27"/>
      <text:p text:style-name="P28">se creó el archivo paso6213.sh para verificar este paso</text:p>
      <text:p text:style-name="P27"/>
      <text:p text:style-name="P26">Paso 6.2.14</text:p>
      <text:p text:style-name="P27"/>
      <text:p text:style-name="P28">se creó el archivo paso6214.sh para verificar este paso</text:p>
      <text:p text:style-name="P27"/>
      <text:p text:style-name="P26">Paso 6.2.15</text:p>
      <text:p text:style-name="P27"/>
      <text:p text:style-name="P28">se creó el archivo paso6215.sh para verificar este paso</text:p>
      <text:p text:style-name="P27"/>
      <text:p text:style-name="P26">Paso 6.2.16</text:p>
      <text:p text:style-name="P27"/>
      <text:p text:style-name="P28">se creó el archivo paso6216.sh para verificar este paso</text:p>
      <text:p text:style-name="P27"/>
      <text:p text:style-name="P26">Paso 6.2.17</text:p>
      <text:p text:style-name="P27"/>
      <text:p text:style-name="P28">se creó el archivo paso6217.sh para verificar este paso</text:p>
      <text:p text:style-name="P27"/>
      <text:p text:style-name="P26">Paso 6.2.18</text:p>
      <text:p text:style-name="P27"/>
      <text:p text:style-name="P28">se creó el archivo paso6218.sh para verificar este paso</text:p>
      <text:p text:style-name="P27"/>
      <text:p text:style-name="P26">Paso 6.2.19</text:p>
      <text:p text:style-name="P27"/>
      <text:p text:style-name="P28">se creó el archivo paso6219.sh para verificar este paso</text:p>
      <text:p text:style-name="P27"/>
      <text:p text:style-name="P27"/>
      <text:p text:style-name="P27"/>
      <text:p text:style-name="P35">Hardening Postfix</text:p>
      <text:p text:style-name="P34"/>
      <text:p text:style-name="P34">postconf -e disable_vrfy_command=yes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3:12:04.649435596</meta:creation-date>
    <dc:date>2018-09-12T13:32:58.650775268</dc:date>
    <meta:editing-duration>PT5H25M21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7" meta:paragraph-count="435" meta:word-count="2631" meta:character-count="18507" meta:non-whitespace-character-count="16271"/>
  </office:meta>
</office:document-meta>
</file>